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ttps://www.marca.com/claro-mx/futbol-internacional/la-liga/calendario.html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office:value-type="string" calcext:value-type="string">
            <text:p>media1</text:p>
          </table:table-cell>
          <table:table-cell table:formula="of:=AVERAGE([.I5:.J34])" office:value-type="float" office:value="1.03333333333333" calcext:value-type="float">
            <text:p>1.0333333333333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office:value-type="string" calcext:value-type="string">
            <text:p>ventaja local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formula="of:=SUM([.M5:.M34])" office:value-type="float" office:value="112.977616888889" calcext:value-type="float">
            <text:p>112.977616888889</text:p>
          </table:table-cell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Ataque</text:p>
          </table:table-cell>
          <table:table-cell office:value-type="string" calcext:value-type="string">
            <text:p>Visita</text:p>
          </table:table-cell>
          <table:table-cell/>
          <table:table-cell office:value-type="string" calcext:value-type="string">
            <text:p>juegos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isita</text:p>
          </table:table-cell>
          <table:table-cell table:style-name="Default" office:value-type="string" calcext:value-type="string">
            <text:p>Local</text:p>
          </table:table-cell>
          <table:table-cell table:style-name="Default" office:value-type="string" calcext:value-type="string">
            <text:p>Visita</text:p>
          </table:table-cell>
          <table:table-cell office:value-type="string" calcext:value-type="string">
            <text:p>P Local</text:p>
          </table:table-cell>
          <table:table-cell office:value-type="string" calcext:value-type="string">
            <text:p>P visit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table:formula="of:=AVERAGE([.B6:.B25])" office:value-type="float" office:value="1.05" calcext:value-type="float">
            <text:p>1.05</text:p>
          </table:table-cell>
          <table:table-cell table:formula="of:=AVERAGE([.C6:.C25])" office:value-type="float" office:value="1.05" calcext:value-type="float">
            <text:p>1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Getaf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edia1*VLOOKUP([.G5];raiting1;2;0)*VLOOKUP([.H5];raiting1;3;0)*ventaja_local1" office:value-type="float" office:value="0.743999999999999" calcext:value-type="float">
            <text:p>0.743999999999999</text:p>
          </table:table-cell>
          <table:table-cell table:formula="of:=media1*VLOOKUP([.G5];raiting1;2;0)*VLOOKUP([.H5];raiting1;3;0)/ventaja_local1" office:value-type="float" office:value="0.743999999999999" calcext:value-type="float">
            <text:p>0.743999999999999</text:p>
          </table:table-cell>
          <table:table-cell table:formula="of:=POWER([.I5]-[.K5];2)+POWER([.J5]-[.L5];2)" office:value-type="float" office:value="0.619071999999999" calcext:value-type="float">
            <text:p>0.619071999999999</text:p>
          </table:table-cell>
        </table:table-row>
        <table:table-row table:style-name="ro1">
          <table:table-cell office:value-type="string" calcext:value-type="string">
            <text:p>Real Madri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diz</text:p>
          </table:table-cell>
          <table:table-cell office:value-type="string" calcext:value-type="string">
            <text:p>Levant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edia1*VLOOKUP([.G6];raiting1;2;0)*VLOOKUP([.H6];raiting1;3;0)*ventaja_local1" office:value-type="float" office:value="0.0826666666666655" calcext:value-type="float">
            <text:p>0.082666666666666</text:p>
          </table:table-cell>
          <table:table-cell table:formula="of:=media1*VLOOKUP([.G6];raiting1;2;0)*VLOOKUP([.H6];raiting1;3;0)/ventaja_local1" office:value-type="float" office:value="0.0826666666666655" calcext:value-type="float">
            <text:p>0.082666666666666</text:p>
          </table:table-cell>
          <table:table-cell table:formula="of:=POWER([.I6]-[.K6];2)+POWER([.J6]-[.L6];2)" office:value-type="float" office:value="1.68300088888889" calcext:value-type="float">
            <text:p>1.68300088888889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table:number-columns-repeated="2" office:value-type="float" office:value="1.9" calcext:value-type="float">
            <text:p>1.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Real Beti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edia1*VLOOKUP([.G7];raiting1;2;0)*VLOOKUP([.H7];raiting1;3;0)*ventaja_local1" office:value-type="float" office:value="0.826666666666664" calcext:value-type="float">
            <text:p>0.826666666666664</text:p>
          </table:table-cell>
          <table:table-cell table:formula="of:=media1*VLOOKUP([.G7];raiting1;2;0)*VLOOKUP([.H7];raiting1;3;0)/ventaja_local1" office:value-type="float" office:value="0.826666666666664" calcext:value-type="float">
            <text:p>0.826666666666664</text:p>
          </table:table-cell>
          <table:table-cell table:formula="of:=POWER([.I7]-[.K7];2)+POWER([.J7]-[.L7];2)" office:value-type="float" office:value="0.0600888888888911" calcext:value-type="float">
            <text:p>0.060088888888891</text:p>
          </table:table-cell>
        </table:table-row>
        <table:table-row table:style-name="ro1">
          <table:table-cell office:value-type="string" calcext:value-type="string">
            <text:p>Atletico Madrid</text:p>
          </table:table-cell>
          <table:table-cell table:number-columns-repeated="2" office:value-type="float" office:value="1.8" calcext:value-type="float">
            <text:p>1.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laves</text:p>
          </table:table-cell>
          <table:table-cell office:value-type="string" calcext:value-type="string">
            <text:p>Real Madri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media1*VLOOKUP([.G8];raiting1;2;0)*VLOOKUP([.H8];raiting1;3;0)*ventaja_local1" office:value-type="float" office:value="0.206666666666663" calcext:value-type="float">
            <text:p>0.206666666666663</text:p>
          </table:table-cell>
          <table:table-cell table:formula="of:=media1*VLOOKUP([.G8];raiting1;2;0)*VLOOKUP([.H8];raiting1;3;0)/ventaja_local1" office:value-type="float" office:value="0.206666666666663" calcext:value-type="float">
            <text:p>0.206666666666663</text:p>
          </table:table-cell>
          <table:table-cell table:formula="of:=POWER([.I8]-[.K8];2)+POWER([.J8]-[.L8];2)" office:value-type="float" office:value="15.0187555555556" calcext:value-type="float">
            <text:p>15.0187555555556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table:number-columns-repeated="2" office:value-type="float" office:value="1.7" calcext:value-type="float">
            <text:p>1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Espanyo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edia1*VLOOKUP([.G9];raiting1;2;0)*VLOOKUP([.H9];raiting1;3;0)*ventaja_local1" office:value-type="float" office:value="0.795666666666666" calcext:value-type="float">
            <text:p>0.795666666666666</text:p>
          </table:table-cell>
          <table:table-cell table:formula="of:=media1*VLOOKUP([.G9];raiting1;2;0)*VLOOKUP([.H9];raiting1;3;0)/ventaja_local1" office:value-type="float" office:value="0.795666666666666" calcext:value-type="float">
            <text:p>0.795666666666666</text:p>
          </table:table-cell>
          <table:table-cell table:formula="of:=POWER([.I9]-[.K9];2)+POWER([.J9]-[.L9];2)" office:value-type="float" office:value="1.26617088888889" calcext:value-type="float">
            <text:p>1.26617088888889</text:p>
          </table:table-cell>
        </table:table-row>
        <table:table-row table:style-name="ro1">
          <table:table-cell office:value-type="string" calcext:value-type="string">
            <text:p>Real Betis</text:p>
          </table:table-cell>
          <table:table-cell table:number-columns-repeated="2" office:value-type="float" office:value="1.6" calcext:value-type="float">
            <text:p>1.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Atletico Madri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edia1*VLOOKUP([.G10];raiting1;2;0)*VLOOKUP([.H10];raiting1;3;0)*ventaja_local1" office:value-type="float" office:value="1.86" calcext:value-type="float">
            <text:p>1.86</text:p>
          </table:table-cell>
          <table:table-cell table:formula="of:=media1*VLOOKUP([.G10];raiting1;2;0)*VLOOKUP([.H10];raiting1;3;0)/ventaja_local1" office:value-type="float" office:value="1.86" calcext:value-type="float">
            <text:p>1.86</text:p>
          </table:table-cell>
          <table:table-cell table:formula="of:=POWER([.I10]-[.K10];2)+POWER([.J10]-[.L10];2)" office:value-type="float" office:value="0.759199999999998" calcext:value-type="float">
            <text:p>0.759199999999998</text:p>
          </table:table-cell>
        </table:table-row>
        <table:table-row table:style-name="ro1">
          <table:table-cell office:value-type="string" calcext:value-type="string">
            <text:p>Real Sociedad</text:p>
          </table:table-cell>
          <table:table-cell table:number-columns-repeated="2" office:value-type="float" office:value="1.5" calcext:value-type="float">
            <text:p>1.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Real Socied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media1*VLOOKUP([.G11];raiting1;2;0)*VLOOKUP([.H11];raiting1;3;0)*ventaja_local1" office:value-type="float" office:value="2.945" calcext:value-type="float">
            <text:p>2.945</text:p>
          </table:table-cell>
          <table:table-cell table:formula="of:=media1*VLOOKUP([.G11];raiting1;2;0)*VLOOKUP([.H11];raiting1;3;0)/ventaja_local1" office:value-type="float" office:value="2.945" calcext:value-type="float">
            <text:p>2.945</text:p>
          </table:table-cell>
          <table:table-cell table:formula="of:=POWER([.I11]-[.K11];2)+POWER([.J11]-[.L11];2)" office:value-type="float" office:value="2.00605" calcext:value-type="float">
            <text:p>2.00605</text:p>
          </table:table-cell>
        </table:table-row>
        <table:table-row table:style-name="ro1">
          <table:table-cell office:value-type="string" calcext:value-type="string">
            <text:p>Villareal</text:p>
          </table:table-cell>
          <table:table-cell table:number-columns-repeated="2" office:value-type="float" office:value="1.4" calcext:value-type="float">
            <text:p>1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evilla</text:p>
          </table:table-cell>
          <table:table-cell office:value-type="string" calcext:value-type="string">
            <text:p>Rayo Vallecan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edia1*VLOOKUP([.G12];raiting1;2;0)*VLOOKUP([.H12];raiting1;3;0)*ventaja_local1" office:value-type="float" office:value="1.581" calcext:value-type="float">
            <text:p>1.581</text:p>
          </table:table-cell>
          <table:table-cell table:formula="of:=media1*VLOOKUP([.G12];raiting1;2;0)*VLOOKUP([.H12];raiting1;3;0)/ventaja_local1" office:value-type="float" office:value="1.581" calcext:value-type="float">
            <text:p>1.581</text:p>
          </table:table-cell>
          <table:table-cell table:formula="of:=POWER([.I12]-[.K12];2)+POWER([.J12]-[.L12];2)" office:value-type="float" office:value="4.513122" calcext:value-type="float">
            <text:p>4.513122</text:p>
          </table:table-cell>
        </table:table-row>
        <table:table-row table:style-name="ro1">
          <table:table-cell office:value-type="string" calcext:value-type="string">
            <text:p>Athletic Club</text:p>
          </table:table-cell>
          <table:table-cell table:number-columns-repeated="2" office:value-type="float" office:value="1.3" calcext:value-type="float">
            <text:p>1.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illareal</text:p>
          </table:table-cell>
          <table:table-cell office:value-type="string" calcext:value-type="string">
            <text:p>Granad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edia1*VLOOKUP([.G13];raiting1;2;0)*VLOOKUP([.H13];raiting1;3;0)*ventaja_local1" office:value-type="float" office:value="0.433999999999997" calcext:value-type="float">
            <text:p>0.433999999999997</text:p>
          </table:table-cell>
          <table:table-cell table:formula="of:=media1*VLOOKUP([.G13];raiting1;2;0)*VLOOKUP([.H13];raiting1;3;0)/ventaja_local1" office:value-type="float" office:value="0.433999999999997" calcext:value-type="float">
            <text:p>0.433999999999997</text:p>
          </table:table-cell>
          <table:table-cell table:formula="of:=POWER([.I13]-[.K13];2)+POWER([.J13]-[.L13];2)" office:value-type="float" office:value="0.376711999999995" calcext:value-type="float">
            <text:p>0.376711999999995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table:number-columns-repeated="2" office:value-type="float" office:value="1.2" calcext:value-type="float">
            <text:p>1.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lche</text:p>
          </table:table-cell>
          <table:table-cell office:value-type="string" calcext:value-type="string">
            <text:p>Athletic Clu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edia1*VLOOKUP([.G14];raiting1;2;0)*VLOOKUP([.H14];raiting1;3;0)*ventaja_local1" office:value-type="float" office:value="1.07466666666667" calcext:value-type="float">
            <text:p>1.07466666666667</text:p>
          </table:table-cell>
          <table:table-cell table:formula="of:=media1*VLOOKUP([.G14];raiting1;2;0)*VLOOKUP([.H14];raiting1;3;0)/ventaja_local1" office:value-type="float" office:value="1.07466666666667" calcext:value-type="float">
            <text:p>1.07466666666667</text:p>
          </table:table-cell>
          <table:table-cell table:formula="of:=POWER([.I14]-[.K14];2)+POWER([.J14]-[.L14];2)" office:value-type="float" office:value="2.30981688888888" calcext:value-type="float">
            <text:p>2.30981688888888</text:p>
          </table:table-cell>
        </table:table-row>
        <table:table-row table:style-name="ro1">
          <table:table-cell office:value-type="string" calcext:value-type="string">
            <text:p>Osasuna</text:p>
          </table:table-cell>
          <table:table-cell table:number-columns-repeated="2" office:value-type="float" office:value="1.1" calcext:value-type="float">
            <text:p>1.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al Betis</text:p>
          </table:table-cell>
          <table:table-cell office:value-type="string" calcext:value-type="string">
            <text:p>Cadiz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edia1*VLOOKUP([.G15];raiting1;2;0)*VLOOKUP([.H15];raiting1;3;0)*ventaja_local1" office:value-type="float" office:value="0.66133333333333" calcext:value-type="float">
            <text:p>0.66133333333333</text:p>
          </table:table-cell>
          <table:table-cell table:formula="of:=media1*VLOOKUP([.G15];raiting1;2;0)*VLOOKUP([.H15];raiting1;3;0)/ventaja_local1" office:value-type="float" office:value="0.66133333333333" calcext:value-type="float">
            <text:p>0.66133333333333</text:p>
          </table:table-cell>
          <table:table-cell table:formula="of:=POWER([.I15]-[.K15];2)+POWER([.J15]-[.L15];2)" office:value-type="float" office:value="0.229390222222227" calcext:value-type="float">
            <text:p>0.229390222222227</text:p>
          </table:table-cell>
        </table:table-row>
        <table:table-row table:style-name="ro1">
          <table:table-cell office:value-type="string" calcext:value-type="string">
            <text:p>Celta Vigo</text:p>
          </table:table-cell>
          <table:table-cell table:number-columns-repeated="2" office:value-type="float" office:value="0.999999999999999" calcext:value-type="float">
            <text:p>0.9999999999999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laves</text:p>
          </table:table-cell>
          <table:table-cell office:value-type="string" calcext:value-type="string">
            <text:p>Mallor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edia1*VLOOKUP([.G16];raiting1;2;0)*VLOOKUP([.H16];raiting1;3;0)*ventaja_local1" office:value-type="float" office:value="0.0516666666666655" calcext:value-type="float">
            <text:p>0.051666666666666</text:p>
          </table:table-cell>
          <table:table-cell table:formula="of:=media1*VLOOKUP([.G16];raiting1;2;0)*VLOOKUP([.H16];raiting1;3;0)/ventaja_local1" office:value-type="float" office:value="0.0516666666666655" calcext:value-type="float">
            <text:p>0.051666666666666</text:p>
          </table:table-cell>
          <table:table-cell table:formula="of:=POWER([.I16]-[.K16];2)+POWER([.J16]-[.L16];2)" office:value-type="float" office:value="0.902005555555557" calcext:value-type="float">
            <text:p>0.902005555555557</text:p>
          </table:table-cell>
        </table:table-row>
        <table:table-row table:style-name="ro1">
          <table:table-cell office:value-type="string" calcext:value-type="string">
            <text:p>Rayo Vallecano</text:p>
          </table:table-cell>
          <table:table-cell table:number-columns-repeated="2" office:value-type="float" office:value="0.899999999999999" calcext:value-type="float">
            <text:p>0.89999999999999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spanyol</text:p>
          </table:table-cell>
          <table:table-cell office:value-type="string" calcext:value-type="string">
            <text:p>Villar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edia1*VLOOKUP([.G17];raiting1;2;0)*VLOOKUP([.H17];raiting1;3;0)*ventaja_local1" office:value-type="float" office:value="1.01266666666667" calcext:value-type="float">
            <text:p>1.01266666666667</text:p>
          </table:table-cell>
          <table:table-cell table:formula="of:=media1*VLOOKUP([.G17];raiting1;2;0)*VLOOKUP([.H17];raiting1;3;0)/ventaja_local1" office:value-type="float" office:value="1.01266666666667" calcext:value-type="float">
            <text:p>1.01266666666667</text:p>
          </table:table-cell>
          <table:table-cell table:formula="of:=POWER([.I17]-[.K17];2)+POWER([.J17]-[.L17];2)" office:value-type="float" office:value="2.05098755555555" calcext:value-type="float">
            <text:p>2.05098755555555</text:p>
          </table:table-cell>
        </table:table-row>
        <table:table-row table:style-name="ro1">
          <table:table-cell office:value-type="string" calcext:value-type="string">
            <text:p>Elche</text:p>
          </table:table-cell>
          <table:table-cell table:number-columns-repeated="2" office:value-type="float" office:value="0.799999999999999" calcext:value-type="float">
            <text:p>0.79999999999999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Granada</text:p>
          </table:table-cell>
          <table:table-cell office:value-type="string" calcext:value-type="string">
            <text:p>Valenci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edia1*VLOOKUP([.G18];raiting1;2;0)*VLOOKUP([.H18];raiting1;3;0)*ventaja_local1" office:value-type="float" office:value="0.371999999999998" calcext:value-type="float">
            <text:p>0.371999999999998</text:p>
          </table:table-cell>
          <table:table-cell table:formula="of:=media1*VLOOKUP([.G18];raiting1;2;0)*VLOOKUP([.H18];raiting1;3;0)/ventaja_local1" office:value-type="float" office:value="0.371999999999998" calcext:value-type="float">
            <text:p>0.371999999999998</text:p>
          </table:table-cell>
          <table:table-cell table:formula="of:=POWER([.I18]-[.K18];2)+POWER([.J18]-[.L18];2)" office:value-type="float" office:value="0.788768000000006" calcext:value-type="float">
            <text:p>0.788768000000006</text:p>
          </table:table-cell>
        </table:table-row>
        <table:table-row table:style-name="ro1">
          <table:table-cell office:value-type="string" calcext:value-type="string">
            <text:p>Espanyol</text:p>
          </table:table-cell>
          <table:table-cell table:number-columns-repeated="2" office:value-type="float" office:value="0.699999999999999" calcext:value-type="float">
            <text:p>0.69999999999999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thletic Club</text:p>
          </table:table-cell>
          <table:table-cell office:value-type="string" calcext:value-type="string">
            <text:p>Barcelona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media1*VLOOKUP([.G19];raiting1;2;0)*VLOOKUP([.H19];raiting1;3;0)*ventaja_local1" office:value-type="float" office:value="2.55233333333333" calcext:value-type="float">
            <text:p>2.55233333333333</text:p>
          </table:table-cell>
          <table:table-cell table:formula="of:=media1*VLOOKUP([.G19];raiting1;2;0)*VLOOKUP([.H19];raiting1;3;0)/ventaja_local1" office:value-type="float" office:value="2.55233333333333" calcext:value-type="float">
            <text:p>2.55233333333333</text:p>
          </table:table-cell>
          <table:table-cell table:formula="of:=POWER([.I19]-[.K19];2)+POWER([.J19]-[.L19];2)" office:value-type="float" office:value="4.81947755555556" calcext:value-type="float">
            <text:p>4.81947755555556</text:p>
          </table:table-cell>
        </table:table-row>
        <table:table-row table:style-name="ro1">
          <table:table-cell office:value-type="string" calcext:value-type="string">
            <text:p>Getafe</text:p>
          </table:table-cell>
          <table:table-cell table:number-columns-repeated="2" office:value-type="float" office:value="0.599999999999999" calcext:value-type="float">
            <text:p>0.59999999999999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Rayo Valleca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edia1*VLOOKUP([.G20];raiting1;2;0)*VLOOKUP([.H20];raiting1;3;0)*ventaja_local1" office:value-type="float" office:value="1.395" calcext:value-type="float">
            <text:p>1.395</text:p>
          </table:table-cell>
          <table:table-cell table:formula="of:=media1*VLOOKUP([.G20];raiting1;2;0)*VLOOKUP([.H20];raiting1;3;0)/ventaja_local1" office:value-type="float" office:value="1.395" calcext:value-type="float">
            <text:p>1.395</text:p>
          </table:table-cell>
          <table:table-cell table:formula="of:=POWER([.I20]-[.K20];2)+POWER([.J20]-[.L20];2)" office:value-type="float" office:value="2.10205" calcext:value-type="float">
            <text:p>2.10205</text:p>
          </table:table-cell>
        </table:table-row>
        <table:table-row table:style-name="ro1">
          <table:table-cell office:value-type="string" calcext:value-type="string">
            <text:p>Mallorca</text:p>
          </table:table-cell>
          <table:table-cell table:number-columns-repeated="2" office:value-type="float" office:value="0.499999999999998" calcext:value-type="float">
            <text:p>0.49999999999999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tletico Madrid</text:p>
          </table:table-cell>
          <table:table-cell office:value-type="string" calcext:value-type="string">
            <text:p>Elch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edia1*VLOOKUP([.G21];raiting1;2;0)*VLOOKUP([.H21];raiting1;3;0)*ventaja_local1" office:value-type="float" office:value="1.488" calcext:value-type="float">
            <text:p>1.488</text:p>
          </table:table-cell>
          <table:table-cell table:formula="of:=media1*VLOOKUP([.G21];raiting1;2;0)*VLOOKUP([.H21];raiting1;3;0)/ventaja_local1" office:value-type="float" office:value="1.488" calcext:value-type="float">
            <text:p>1.488</text:p>
          </table:table-cell>
          <table:table-cell table:formula="of:=POWER([.I21]-[.K21];2)+POWER([.J21]-[.L21];2)" office:value-type="float" office:value="2.45228799999999" calcext:value-type="float">
            <text:p>2.45228799999999</text:p>
          </table:table-cell>
        </table:table-row>
        <table:table-row table:style-name="ro1">
          <table:table-cell office:value-type="string" calcext:value-type="string">
            <text:p>Cadiz</text:p>
          </table:table-cell>
          <table:table-cell table:number-columns-repeated="2" office:value-type="float" office:value="0.399999999999998" calcext:value-type="float">
            <text:p>0.3999999999999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evante</text:p>
          </table:table-cell>
          <table:table-cell office:value-type="string" calcext:value-type="string">
            <text:p>Real Madrid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media1*VLOOKUP([.G22];raiting1;2;0)*VLOOKUP([.H22];raiting1;3;0)*ventaja_local1" office:value-type="float" office:value="0.413333333333329" calcext:value-type="float">
            <text:p>0.413333333333329</text:p>
          </table:table-cell>
          <table:table-cell table:formula="of:=media1*VLOOKUP([.G22];raiting1;2;0)*VLOOKUP([.H22];raiting1;3;0)/ventaja_local1" office:value-type="float" office:value="0.413333333333329" calcext:value-type="float">
            <text:p>0.413333333333329</text:p>
          </table:table-cell>
          <table:table-cell table:formula="of:=POWER([.I22]-[.K22];2)+POWER([.J22]-[.L22];2)" office:value-type="float" office:value="13.3816888888889" calcext:value-type="float">
            <text:p>13.3816888888889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table:number-columns-repeated="2" office:value-type="float" office:value="0.299999999999998" calcext:value-type="float">
            <text:p>0.29999999999999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etafe</text:p>
          </table:table-cell>
          <table:table-cell office:value-type="string" calcext:value-type="string">
            <text:p>Se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edia1*VLOOKUP([.G23];raiting1;2;0)*VLOOKUP([.H23];raiting1;3;0)*ventaja_local1" office:value-type="float" office:value="1.054" calcext:value-type="float">
            <text:p>1.054</text:p>
          </table:table-cell>
          <table:table-cell table:formula="of:=media1*VLOOKUP([.G23];raiting1;2;0)*VLOOKUP([.H23];raiting1;3;0)/ventaja_local1" office:value-type="float" office:value="1.054" calcext:value-type="float">
            <text:p>1.054</text:p>
          </table:table-cell>
          <table:table-cell table:formula="of:=POWER([.I23]-[.K23];2)+POWER([.J23]-[.L23];2)" office:value-type="float" office:value="1.113832" calcext:value-type="float">
            <text:p>1.113832</text:p>
          </table:table-cell>
        </table:table-row>
        <table:table-row table:style-name="ro1">
          <table:table-cell office:value-type="string" calcext:value-type="string">
            <text:p>Levante</text:p>
          </table:table-cell>
          <table:table-cell table:number-columns-repeated="2" office:value-type="float" office:value="0.199999999999998" calcext:value-type="float">
            <text:p>0.19999999999999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sasuna</text:p>
          </table:table-cell>
          <table:table-cell office:value-type="string" calcext:value-type="string">
            <text:p>Celta Vigo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edia1*VLOOKUP([.G24];raiting1;2;0)*VLOOKUP([.H24];raiting1;3;0)*ventaja_local1" office:value-type="float" office:value="1.13666666666667" calcext:value-type="float">
            <text:p>1.13666666666667</text:p>
          </table:table-cell>
          <table:table-cell table:formula="of:=media1*VLOOKUP([.G24];raiting1;2;0)*VLOOKUP([.H24];raiting1;3;0)/ventaja_local1" office:value-type="float" office:value="1.13666666666667" calcext:value-type="float">
            <text:p>1.13666666666667</text:p>
          </table:table-cell>
          <table:table-cell table:formula="of:=POWER([.I24]-[.K24];2)+POWER([.J24]-[.L24];2)" office:value-type="float" office:value="2.58402222222222" calcext:value-type="float">
            <text:p>2.58402222222222</text:p>
          </table:table-cell>
        </table:table-row>
        <table:table-row table:style-name="ro1">
          <table:table-cell office:value-type="string" calcext:value-type="string">
            <text:p>Alaves</text:p>
          </table:table-cell>
          <table:table-cell table:number-columns-repeated="2" office:value-type="float" office:value="0.0999999999999981" calcext:value-type="float">
            <text:p>0.09999999999999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Mallorca</text:p>
          </table:table-cell>
          <table:table-cell office:value-type="string" calcext:value-type="string">
            <text:p>Espany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edia1*VLOOKUP([.G25];raiting1;2;0)*VLOOKUP([.H25];raiting1;3;0)*ventaja_local1" office:value-type="float" office:value="0.361666666666665" calcext:value-type="float">
            <text:p>0.361666666666665</text:p>
          </table:table-cell>
          <table:table-cell table:formula="of:=media1*VLOOKUP([.G25];raiting1;2;0)*VLOOKUP([.H25];raiting1;3;0)/ventaja_local1" office:value-type="float" office:value="0.361666666666665" calcext:value-type="float">
            <text:p>0.361666666666665</text:p>
          </table:table-cell>
          <table:table-cell table:formula="of:=POWER([.I25]-[.K25];2)+POWER([.J25]-[.L25];2)" office:value-type="float" office:value="0.538272222222223" calcext:value-type="float">
            <text:p>0.53827222222222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Valencia</text:p>
          </table:table-cell>
          <table:table-cell office:value-type="string" calcext:value-type="string">
            <text:p>Alav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media1*VLOOKUP([.G26];raiting1;2;0)*VLOOKUP([.H26];raiting1;3;0)*ventaja_local1" office:value-type="float" office:value="0.123999999999998" calcext:value-type="float">
            <text:p>0.123999999999998</text:p>
          </table:table-cell>
          <table:table-cell table:formula="of:=media1*VLOOKUP([.G26];raiting1;2;0)*VLOOKUP([.H26];raiting1;3;0)/ventaja_local1" office:value-type="float" office:value="0.123999999999998" calcext:value-type="float">
            <text:p>0.123999999999998</text:p>
          </table:table-cell>
          <table:table-cell table:formula="of:=POWER([.I26]-[.K26];2)+POWER([.J26]-[.L26];2)" office:value-type="float" office:value="8.28675200000001" calcext:value-type="float">
            <text:p>8.28675200000001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elta Vigo</text:p>
          </table:table-cell>
          <table:table-cell office:value-type="string" calcext:value-type="string">
            <text:p>Athletic Cl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edia1*VLOOKUP([.G27];raiting1;2;0)*VLOOKUP([.H27];raiting1;3;0)*ventaja_local1" office:value-type="float" office:value="1.34333333333333" calcext:value-type="float">
            <text:p>1.34333333333333</text:p>
          </table:table-cell>
          <table:table-cell table:formula="of:=media1*VLOOKUP([.G27];raiting1;2;0)*VLOOKUP([.H27];raiting1;3;0)/ventaja_local1" office:value-type="float" office:value="1.34333333333333" calcext:value-type="float">
            <text:p>1.34333333333333</text:p>
          </table:table-cell>
          <table:table-cell table:formula="of:=POWER([.I27]-[.K27];2)+POWER([.J27]-[.L27];2)" office:value-type="float" office:value="1.92242222222222" calcext:value-type="float">
            <text:p>1.92242222222222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lche</text:p>
          </table:table-cell>
          <table:table-cell office:value-type="string" calcext:value-type="string">
            <text:p>Sev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edia1*VLOOKUP([.G28];raiting1;2;0)*VLOOKUP([.H28];raiting1;3;0)*ventaja_local1" office:value-type="float" office:value="1.40533333333333" calcext:value-type="float">
            <text:p>1.40533333333333</text:p>
          </table:table-cell>
          <table:table-cell table:formula="of:=media1*VLOOKUP([.G28];raiting1;2;0)*VLOOKUP([.H28];raiting1;3;0)/ventaja_local1" office:value-type="float" office:value="1.40533333333333" calcext:value-type="float">
            <text:p>1.40533333333333</text:p>
          </table:table-cell>
          <table:table-cell table:formula="of:=POWER([.I28]-[.K28];2)+POWER([.J28]-[.L28];2)" office:value-type="float" office:value="2.13925688888888" calcext:value-type="float">
            <text:p>2.13925688888888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al Sociedad</text:p>
          </table:table-cell>
          <table:table-cell office:value-type="string" calcext:value-type="string">
            <text:p>Levan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media1*VLOOKUP([.G29];raiting1;2;0)*VLOOKUP([.H29];raiting1;3;0)*ventaja_local1" office:value-type="float" office:value="0.309999999999997" calcext:value-type="float">
            <text:p>0.309999999999997</text:p>
          </table:table-cell>
          <table:table-cell table:formula="of:=media1*VLOOKUP([.G29];raiting1;2;0)*VLOOKUP([.H29];raiting1;3;0)/ventaja_local1" office:value-type="float" office:value="0.309999999999997" calcext:value-type="float">
            <text:p>0.309999999999997</text:p>
          </table:table-cell>
          <table:table-cell table:formula="of:=POWER([.I29]-[.K29];2)+POWER([.J29]-[.L29];2)" office:value-type="float" office:value="0.572200000000002" calcext:value-type="float">
            <text:p>0.572200000000002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al Betis</text:p>
          </table:table-cell>
          <table:table-cell office:value-type="string" calcext:value-type="string">
            <text:p>Real Madr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media1*VLOOKUP([.G30];raiting1;2;0)*VLOOKUP([.H30];raiting1;3;0)*ventaja_local1" office:value-type="float" office:value="3.30666666666667" calcext:value-type="float">
            <text:p>3.30666666666667</text:p>
          </table:table-cell>
          <table:table-cell table:formula="of:=media1*VLOOKUP([.G30];raiting1;2;0)*VLOOKUP([.H30];raiting1;3;0)/ventaja_local1" office:value-type="float" office:value="3.30666666666667" calcext:value-type="float">
            <text:p>3.30666666666667</text:p>
          </table:table-cell>
          <table:table-cell table:formula="of:=POWER([.I30]-[.K30];2)+POWER([.J30]-[.L30];2)" office:value-type="float" office:value="16.2547555555556" calcext:value-type="float">
            <text:p>16.2547555555556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arcelona</text:p>
          </table:table-cell>
          <table:table-cell office:value-type="string" calcext:value-type="string">
            <text:p>Getaf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edia1*VLOOKUP([.G31];raiting1;2;0)*VLOOKUP([.H31];raiting1;3;0)*ventaja_local1" office:value-type="float" office:value="1.178" calcext:value-type="float">
            <text:p>1.178</text:p>
          </table:table-cell>
          <table:table-cell table:formula="of:=media1*VLOOKUP([.G31];raiting1;2;0)*VLOOKUP([.H31];raiting1;3;0)/ventaja_local1" office:value-type="float" office:value="1.178" calcext:value-type="float">
            <text:p>1.178</text:p>
          </table:table-cell>
          <table:table-cell table:formula="of:=POWER([.I31]-[.K31];2)+POWER([.J31]-[.L31];2)" office:value-type="float" office:value="0.707368000000002" calcext:value-type="float">
            <text:p>0.707368000000002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adiz</text:p>
          </table:table-cell>
          <table:table-cell office:value-type="string" calcext:value-type="string">
            <text:p>Osasu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edia1*VLOOKUP([.G32];raiting1;2;0)*VLOOKUP([.H32];raiting1;3;0)*ventaja_local1" office:value-type="float" office:value="0.454666666666664" calcext:value-type="float">
            <text:p>0.454666666666664</text:p>
          </table:table-cell>
          <table:table-cell table:formula="of:=media1*VLOOKUP([.G32];raiting1;2;0)*VLOOKUP([.H32];raiting1;3;0)/ventaja_local1" office:value-type="float" office:value="0.454666666666664" calcext:value-type="float">
            <text:p>0.454666666666664</text:p>
          </table:table-cell>
          <table:table-cell table:formula="of:=POWER([.I32]-[.K32];2)+POWER([.J32]-[.L32];2)" office:value-type="float" office:value="8.86677688888891" calcext:value-type="float">
            <text:p>8.86677688888891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ayo Vallecano</text:p>
          </table:table-cell>
          <table:table-cell office:value-type="string" calcext:value-type="string">
            <text:p>Granad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media1*VLOOKUP([.G33];raiting1;2;0)*VLOOKUP([.H33];raiting1;3;0)*ventaja_local1" office:value-type="float" office:value="0.278999999999998" calcext:value-type="float">
            <text:p>0.278999999999998</text:p>
          </table:table-cell>
          <table:table-cell table:formula="of:=media1*VLOOKUP([.G33];raiting1;2;0)*VLOOKUP([.H33];raiting1;3;0)/ventaja_local1" office:value-type="float" office:value="0.278999999999998" calcext:value-type="float">
            <text:p>0.278999999999998</text:p>
          </table:table-cell>
          <table:table-cell table:formula="of:=POWER([.I33]-[.K33];2)+POWER([.J33]-[.L33];2)" office:value-type="float" office:value="13.923682" calcext:value-type="float">
            <text:p>13.923682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tletico Madrid</text:p>
          </table:table-cell>
          <table:table-cell office:value-type="string" calcext:value-type="string">
            <text:p>Villarea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media1*VLOOKUP([.G34];raiting1;2;0)*VLOOKUP([.H34];raiting1;3;0)*ventaja_local1" office:value-type="float" office:value="2.604" calcext:value-type="float">
            <text:p>2.604</text:p>
          </table:table-cell>
          <table:table-cell table:formula="of:=media1*VLOOKUP([.G34];raiting1;2;0)*VLOOKUP([.H34];raiting1;3;0)/ventaja_local1" office:value-type="float" office:value="2.604" calcext:value-type="float">
            <text:p>2.604</text:p>
          </table:table-cell>
          <table:table-cell table:formula="of:=POWER([.I34]-[.K34];2)+POWER([.J34]-[.L34];2)" office:value-type="float" office:value="0.729632" calcext:value-type="float">
            <text:p>0.729632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>
        <table:named-range table:name="media1" table:base-cell-address="$Hoja1.$H$1" table:cell-range-address="$Hoja1.$H$1"/>
        <table:named-range table:name="raiting1" table:base-cell-address="$Hoja1.$A$6" table:cell-range-address="$Hoja1.$A$6:.$C$25"/>
        <table:named-range table:name="ventaja_local1" table:base-cell-address="$Hoja1.$H$2" table:cell-range-address="$Hoja1.$H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22:09:22.5815099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00:16.354968222</meta:creation-date>
    <meta:generator>LibreOffice/6.4.7.2$Linux_X86_64 LibreOffice_project/40$Build-2</meta:generator>
    <dc:date>2022-06-24T17:14:57.341386211</dc:date>
    <meta:editing-duration>PT20M1S</meta:editing-duration>
    <meta:editing-cycles>7</meta:editing-cycles>
    <meta:document-statistic meta:table-count="1" meta:cell-count="330" meta:object-count="0"/>
  </office:meta>
</office:document-meta>
</file>